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cbab6" officeooo:paragraph-rsid="000cbab6"/>
    </style:style>
    <style:style style:name="P2" style:family="paragraph" style:parent-style-name="Standard">
      <style:text-properties style:font-name="FreeMono" fo:font-weight="bold" officeooo:rsid="000cbab6" officeooo:paragraph-rsid="000cbab6" style:font-weight-asian="bold" style:font-weight-complex="bold"/>
    </style:style>
    <style:style style:name="P3" style:family="paragraph" style:parent-style-name="Standard">
      <style:paragraph-properties fo:padding="0.0201in" fo:border="0.26pt solid #000000" style:shadow="none"/>
      <style:text-properties style:font-name="FreeMono" fo:font-size="8pt" officeooo:rsid="000cbab6" officeooo:paragraph-rsid="000cbab6" style:font-size-asian="8pt" style:font-size-complex="8pt"/>
    </style:style>
    <style:style style:name="P4" style:family="paragraph" style:parent-style-name="Standard">
      <style:paragraph-properties fo:padding="0.0201in" fo:border="0.26pt solid #000000" style:shadow="none"/>
      <style:text-properties style:font-name="FreeMono" officeooo:rsid="000cbab6" officeooo:paragraph-rsid="000cbab6"/>
    </style:style>
    <style:style style:name="P5" style:family="paragraph" style:parent-style-name="Standard">
      <style:paragraph-properties fo:break-before="page"/>
      <style:text-properties style:font-name="FreeMono" officeooo:rsid="000cbab6" officeooo:paragraph-rsid="000cba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02</text:p>
      <text:p text:style-name="P1">Christopher Bero</text:p>
      <text:p text:style-name="P1">CPE 435</text:p>
      <text:p text:style-name="P1"/>
      <text:p text:style-name="P2">Background</text:p>
      <text:p text:style-name="P1"/>
      <text:p text:style-name="P1"><text:tab/>In this lab we gained more experience with the fork() command and learned how to use wait() alongside it to provide some synchronous behavior. Key points from this lab include the return value of fork, which is either the PID of the child process or 0, the use of this returned value to determine which branch of the fork we are operating on, and the use of wait(&amp;status) to collect the return value from a child process.</text:p>
      <text:p text:style-name="P1"/>
      <text:p text:style-name="P2">Source Code</text:p>
      <text:p text:style-name="P1"/>
      <text:p text:style-name="P3">/**</text:p>
      <text:p text:style-name="P3"><text:s/>* Lab 02</text:p>
      <text:p text:style-name="P3"><text:s/>* Program 1</text:p>
      <text:p text:style-name="P3"><text:s/>*/</text:p>
      <text:p text:style-name="P3"/>
      <text:p text:style-name="P3">#include &lt;stdio.h&gt;</text:p>
      <text:p text:style-name="P3">#include &lt;stdlib.h&gt;</text:p>
      <text:p text:style-name="P3">#include &lt;sys/types.h&gt;</text:p>
      <text:p text:style-name="P3">#include &lt;sys/wait.h&gt;</text:p>
      <text:p text:style-name="P3">#include &lt;unistd.h&gt;</text:p>
      <text:p text:style-name="P3"/>
      <text:p text:style-name="P3">int child_2_add (int num1, int num2)</text:p>
      <text:p text:style-name="P3">{</text:p>
      <text:p text:style-name="P3"><text:tab/>printf("Adding %d and %d = %d.\n", num1, num2, (num1+num2));</text:p>
      <text:p text:style-name="P3"><text:tab/>return(num1 + num2);</text:p>
      <text:p text:style-name="P3">}</text:p>
      <text:p text:style-name="P3"/>
      <text:p text:style-name="P3">int child_1_sub (int num1, int num2)</text:p>
      <text:p text:style-name="P3">{</text:p>
      <text:p text:style-name="P3"><text:tab/>printf("Subtracting %d and %d = %d.\n", num1, num2, (num1-num2));</text:p>
      <text:p text:style-name="P3"><text:tab/>return(num1 - num2);</text:p>
      <text:p text:style-name="P3">}</text:p>
      <text:p text:style-name="P3"/>
      <text:p text:style-name="P3">int child_1_mult (int num1, int num2)</text:p>
      <text:p text:style-name="P3">{</text:p>
      <text:p text:style-name="P3"><text:tab/>printf("Multiplying %d and %d = %d.\n", num1, num2, (num1*num2));</text:p>
      <text:p text:style-name="P3"><text:tab/>return(num1 * num2);</text:p>
      <text:p text:style-name="P3">}</text:p>
      <text:p text:style-name="P3"/>
      <text:p text:style-name="P3">int main (int argc, char * argv[]) </text:p>
      <text:p text:style-name="P3">{</text:p>
      <text:p text:style-name="P3"><text:s text:c="4"/>pid_t c_pid; // child pid</text:p>
      <text:p text:style-name="P3"><text:s text:c="4"/>pid_t p_pid; // parent pid</text:p>
      <text:p text:style-name="P3"><text:s text:c="4"/>p_pid = getpid(); // Store parent pid</text:p>
      <text:p text:style-name="P3"/>
      <text:p text:style-name="P3"><text:tab/>c_pid = fork();</text:p>
      <text:p text:style-name="P3"><text:tab/>int c_exit;</text:p>
      <text:p text:style-name="P3"><text:tab/></text:p>
      <text:p text:style-name="P3"><text:tab/>if (p_pid == getpid()) /* we are the parent process */</text:p>
      <text:p text:style-name="P3"><text:tab/>{</text:p>
      <text:p text:style-name="P3"><text:tab/><text:tab/>printf("I am the parent process, pid is %d \n", p_pid);</text:p>
      <text:p text:style-name="P3"><text:tab/><text:tab/>fflush(stdout);</text:p>
      <text:p text:style-name="P3"><text:tab/><text:tab/>pid_t wait_pid;</text:p>
      <text:p text:style-name="P3"><text:tab/><text:tab/>wait_pid = wait(&amp;c_exit);</text:p>
      <text:p text:style-name="P3"><text:tab/><text:tab/>printf("I am the parent, and child #%d is done with exit %d.\n\n", index, WEXITSTATUS(c_exit));</text:p>
      <text:p text:style-name="P3"><text:tab/><text:tab/>fflush(stdout);</text:p>
      <text:p text:style-name="P3"><text:tab/>}</text:p>
      <text:p text:style-name="P3"><text:tab/>else if (c_pid == 0) /* we are the child */</text:p>
      <text:p text:style-name="P3"><text:tab/>{</text:p>
      <text:p text:style-name="P3"><text:tab/><text:tab/>c_pid = getpid();</text:p>
      <text:p text:style-name="P3"><text:tab/><text:tab/>child_1_sub(10, 3);</text:p>
      <text:p text:style-name="P3"><text:tab/><text:tab/>pid_t c2_pid;</text:p>
      <text:p text:style-name="P3"><text:tab/><text:tab/>int *c2_exit;</text:p>
      <text:p text:style-name="P3"><text:tab/><text:tab/>int ret;</text:p>
      <text:p text:style-name="P3"><text:tab/><text:tab/>c2_pid = fork();</text:p>
      <text:p text:style-name="P3"><text:tab/><text:tab/>if (c_pid == getpid())</text:p>
      <text:p text:style-name="P3"><text:tab/><text:tab/>{</text:p>
      <text:p text:style-name="P3"><text:tab/><text:tab/><text:tab/>wait(c2_exit);</text:p>
      <text:p text:style-name="P3"><text:tab/><text:tab/><text:tab/>ret = child_1_mult(10, 3);</text:p>
      <text:p text:style-name="P3"><text:soft-page-break/><text:tab/><text:tab/><text:tab/>exit(ret);</text:p>
      <text:p text:style-name="P3"><text:tab/><text:tab/>} else {</text:p>
      <text:p text:style-name="P3"><text:tab/><text:tab/><text:tab/>ret = child_2_add(10, 3);</text:p>
      <text:p text:style-name="P3"><text:tab/><text:tab/><text:tab/>exit(ret);</text:p>
      <text:p text:style-name="P3"><text:tab/><text:tab/>}</text:p>
      <text:p text:style-name="P3"><text:tab/>}</text:p>
      <text:p text:style-name="P3"><text:tab/><text:tab/></text:p>
      <text:p text:style-name="P3"><text:s text:c="4"/>return(0);</text:p>
      <text:p text:style-name="P3">}</text:p>
      <text:p text:style-name="P1"/>
      <text:p text:style-name="P3">/**</text:p>
      <text:p text:style-name="P3"><text:s/>* Lab 02</text:p>
      <text:p text:style-name="P3"><text:s/>* Program 2</text:p>
      <text:p text:style-name="P3"><text:s/>*/</text:p>
      <text:p text:style-name="P3"/>
      <text:p text:style-name="P3">#include &lt;stdio.h&gt;</text:p>
      <text:p text:style-name="P3">#include &lt;stdlib.h&gt;</text:p>
      <text:p text:style-name="P3">#include &lt;sys/types.h&gt;</text:p>
      <text:p text:style-name="P3">#include &lt;sys/wait.h&gt;</text:p>
      <text:p text:style-name="P3">#include &lt;unistd.h&gt;</text:p>
      <text:p text:style-name="P3"/>
      <text:p text:style-name="P3">int main (int argc, char * argv[]) </text:p>
      <text:p text:style-name="P3">{</text:p>
      <text:p text:style-name="P3"><text:s text:c="4"/>pid_t c_pid; // child pid</text:p>
      <text:p text:style-name="P3"><text:s text:c="4"/>pid_t p_pid; // parent pid</text:p>
      <text:p text:style-name="P3"><text:s text:c="4"/>int index = 0;</text:p>
      <text:p text:style-name="P3"><text:s text:c="4"/>int c_limit = atoi(argv[1]); // forking loop index</text:p>
      <text:p text:style-name="P3"><text:s text:c="4"/>p_pid = getpid(); // Store parent pid</text:p>
      <text:p text:style-name="P3"><text:tab/></text:p>
      <text:p text:style-name="P3"><text:tab/>if (argc &lt; 2)</text:p>
      <text:p text:style-name="P3"><text:tab/>{</text:p>
      <text:p text:style-name="P3"><text:tab/><text:tab/>printf("Must have second argument int.\n\n");</text:p>
      <text:p text:style-name="P3"><text:tab/><text:tab/>return(-1);</text:p>
      <text:p text:style-name="P3"><text:tab/>}</text:p>
      <text:p text:style-name="P3"><text:tab/></text:p>
      <text:p text:style-name="P3"><text:tab/>if (c_limit%2 != 0) </text:p>
      <text:p text:style-name="P3"><text:tab/>{</text:p>
      <text:p text:style-name="P3"><text:tab/><text:tab/>printf("Second argument must be even.\n\n");</text:p>
      <text:p text:style-name="P3"><text:tab/><text:tab/>return(-1);</text:p>
      <text:p text:style-name="P3"><text:tab/>}</text:p>
      <text:p text:style-name="P3"><text:tab/></text:p>
      <text:p text:style-name="P3"><text:s text:c="4"/>printf("argc: %d\n", argc);</text:p>
      <text:p text:style-name="P3"><text:s text:c="4"/></text:p>
      <text:p text:style-name="P3"><text:s text:c="4"/>for (index = 1; index &lt;= c_limit; index++)</text:p>
      <text:p text:style-name="P3"><text:s text:c="4"/>{</text:p>
      <text:p text:style-name="P3"><text:tab/><text:tab/>c_pid = fork();</text:p>
      <text:p text:style-name="P3"><text:tab/><text:tab/>int c_exit;</text:p>
      <text:p text:style-name="P3"><text:s text:c="8"/>if (p_pid == getpid()) /* we are the parent process */</text:p>
      <text:p text:style-name="P3"><text:s text:c="8"/>{</text:p>
      <text:p text:style-name="P3"><text:tab/><text:tab/><text:tab/>printf("I am the parent process, child #%d pid is %d \n", index, c_pid);</text:p>
      <text:p text:style-name="P3"><text:tab/><text:tab/><text:tab/>fflush(stdout);</text:p>
      <text:p text:style-name="P3"><text:tab/><text:tab/><text:tab/>pid_t wait_pid;</text:p>
      <text:p text:style-name="P3"><text:tab/><text:tab/><text:tab/>wait_pid = wait(&amp;c_exit);</text:p>
      <text:p text:style-name="P3"><text:tab/><text:tab/><text:tab/>printf("I am the parent process, child #%d is done with exit %d.\n\n", index, WEXITSTATUS(c_exit));</text:p>
      <text:p text:style-name="P3"><text:tab/><text:tab/><text:tab/>fflush(stdout);</text:p>
      <text:p text:style-name="P3"><text:tab/><text:tab/>}</text:p>
      <text:p text:style-name="P3"><text:tab/><text:tab/>else if (c_pid == 0) /* we are the child */</text:p>
      <text:p text:style-name="P3"><text:tab/><text:tab/>{</text:p>
      <text:p text:style-name="P3"><text:tab/><text:tab/><text:tab/>exit(index-1);</text:p>
      <text:p text:style-name="P3"><text:tab/><text:tab/>}</text:p>
      <text:p text:style-name="P3"><text:s text:c="4"/>}</text:p>
      <text:p text:style-name="P3"><text:s text:c="4"/>//printf("I am the parent, the child's pid is %d \n", c_pid);</text:p>
      <text:p text:style-name="P3"><text:s text:c="4"/>exit(0);</text:p>
      <text:p text:style-name="P3">}</text:p>
      <text:p text:style-name="P1"/>
      <text:p text:style-name="P1"/>
      <text:p text:style-name="P5">Program 1 output</text:p>
      <text:p text:style-name="P1"/>
      <text:p text:style-name="P4">$ ../bin/l2p1</text:p>
      <text:p text:style-name="P4">I am the parent process, pid is 22636 </text:p>
      <text:p text:style-name="P4">Subtracting 10 and 3 = 7.</text:p>
      <text:p text:style-name="P4">Adding 10 and 3 = 13.</text:p>
      <text:p text:style-name="P4">Multiplying 10 and 3 = 30.</text:p>
      <text:p text:style-name="P4">I am the parent, and child #0 is done with exit 30.</text:p>
      <text:p text:style-name="P1"/>
      <text:p text:style-name="P1">Program 2 output</text:p>
      <text:p text:style-name="P1"/>
      <text:p text:style-name="P4">$ ../bin/l2p2 4</text:p>
      <text:p text:style-name="P4">argc: 2</text:p>
      <text:p text:style-name="P4">I am the parent process, child #1 pid is 22700 </text:p>
      <text:p text:style-name="P4">I am the parent, and child #1 is done with exit 0.</text:p>
      <text:p text:style-name="P4"/>
      <text:p text:style-name="P4">I am the parent process, child #2 pid is 22701 </text:p>
      <text:p text:style-name="P4">I am the parent, and child #2 is done with exit 1.</text:p>
      <text:p text:style-name="P4"/>
      <text:p text:style-name="P4">I am the parent process, child #3 pid is 22702 </text:p>
      <text:p text:style-name="P4">I am the parent, and child #3 is done with exit 2.</text:p>
      <text:p text:style-name="P4"/>
      <text:p text:style-name="P4">I am the parent process, child #4 pid is 22703 </text:p>
      <text:p text:style-name="P4">I am the parent, and child #4 is done with exit 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6:54:46.481721706</meta:creation-date>
    <dc:date>2015-08-27T17:06:16.558172811</dc:date>
    <meta:editing-duration>PT11M30S</meta:editing-duration>
    <meta:editing-cycles>1</meta:editing-cycles>
    <meta:document-statistic meta:table-count="0" meta:image-count="0" meta:object-count="0" meta:page-count="3" meta:paragraph-count="138" meta:word-count="597" meta:character-count="3443" meta:non-whitespace-character-count="2769"/>
    <meta:generator>LibreOffice/5.0.0.5$Linux_X86_64 LibreOffice_project/00m0$Build-5</meta:generator>
  </office:meta>
</office:document-meta>
</file>